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36fec" officeooo:paragraph-rsid="00136fec"/>
    </style:style>
    <style:style style:name="P2" style:family="paragraph" style:parent-style-name="Standard">
      <style:text-properties fo:font-style="italic" officeooo:rsid="00136fec" officeooo:paragraph-rsid="00136fe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6fec" officeooo:paragraph-rsid="00136fec" style:font-weight-asian="bold" style:font-weight-complex="bold"/>
    </style:style>
    <style:style style:name="P4" style:family="paragraph" style:parent-style-name="Standard" style:list-style-name="L1">
      <style:text-properties officeooo:rsid="00136fec" officeooo:paragraph-rsid="00136fec"/>
    </style:style>
    <style:style style:name="P5" style:family="paragraph" style:parent-style-name="Standard" style:list-style-name="L1">
      <style:text-properties officeooo:rsid="00149947" officeooo:paragraph-rsid="00149947"/>
    </style:style>
    <style:style style:name="P6" style:family="paragraph" style:parent-style-name="Standard" style:list-style-name="L1">
      <style:text-properties fo:font-weight="normal" officeooo:rsid="00149947" officeooo:paragraph-rsid="00149947" style:font-weight-asian="normal" style:font-weight-complex="normal"/>
    </style:style>
    <style:style style:name="P7" style:family="paragraph" style:parent-style-name="Standard">
      <style:text-properties fo:font-style="italic" officeooo:rsid="00136fec" officeooo:paragraph-rsid="00136fec" style:font-style-asian="italic" style:font-style-complex="italic"/>
    </style:style>
    <style:style style:name="P8" style:family="paragraph" style:parent-style-name="Table_20_Contents">
      <style:text-properties fo:color="#cccccc"/>
    </style:style>
    <style:style style:name="P9" style:family="paragraph" style:parent-style-name="Table_20_Contents">
      <style:text-properties fo:color="#cccccc" officeooo:paragraph-rsid="00136f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947"/>
    </style:style>
    <style:style style:name="T3" style:family="text">
      <style:text-properties officeooo:rsid="00154ab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a9f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Памяка по заданию</text:span><text:tab/><text:tab/><text:tab/><text:tab/><text:tab/><text:tab/><text:span text:style-name="T3">Фамилия: __________________</text:span></text:p>
      <text:p text:style-name="P1"/>
      <text:p text:style-name="P2">Роль диалогового агента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  <text:p text:style-name="P8">_______________________________________________________________________________</text:p>
            <text:p text:style-name="P8"/>
          </table:table-cell>
        </table:table-row>
      </table:table>
      <text:p text:style-name="P1"/>
      <text:p text:style-name="P1"/>
      <text:p text:style-name="P2">Пример типичного разговора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</table:table-cell>
        </table:table-row>
      </table:table>
      <text:p text:style-name="P1"/>
      <text:p text:style-name="P1"/>
      <text:p text:style-name="P1"/>
      <text:p text:style-name="P2">Алгоритм, реализующий <text:span text:style-name="T5">работу </text:span>агента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  <text:p text:style-name="P9">_______________________________________________________________________________</text:p>
            <text:p text:style-name="P9"/>
          </table:table-cell>
        </table:table-row>
      </table:table>
      <text:p text:style-name="P1"/>
      <text:p text:style-name="P1"/>
      <text:p text:style-name="P1"/>
      <text:p text:style-name="P3">Порядок действий:</text:p>
      <text:p text:style-name="P1"/>
      <text:list xml:id="list787927559" text:style-name="L1">
        <text:list-item>
          <text:p text:style-name="P4">Узнать IP адрес Вашего Raspberry Pi: _______________________________ <text:span text:style-name="T2">(запишите)</text:span></text:p>
        </text:list-item>
        <text:list-item>
          <text:p text:style-name="P4">Открыв доступ к нему из терминала, создать себе рабочее место: <text:span text:style-name="Example">./setup.sh </text:span><text:span text:style-name="Example"><text:span text:style-name="T1">alex</text:span></text:span></text:p>
          <text:list>
            <text:list-item>
              <text:p text:style-name="P4">логин <text:span text:style-name="T2">для подключения</text:span>: <text:span text:style-name="Example">pi</text:span>, праоль: <text:span text:style-name="Example">raspberry</text:span></text:p>
            </text:list-item>
            <text:list-item>
              <text:p text:style-name="P5">в режиме редактирования: <text:span text:style-name="Example">Ctrl+X</text:span> (выйти), <text:span text:style-name="Example">Ctrl+O</text:span> (сохранить), <text:span text:style-name="Example">Ctrl+K</text:span> (вырезать строку), <text:span text:style-name="Example">Ctrl+U</text:span> (вставить строку)</text:p>
            </text:list-item>
          </text:list>
        </text:list-item>
        <text:list-item>
          <text:p text:style-name="P5">Перейти в Вашу рабоую папку: <text:span text:style-name="Example">cd </text:span><text:span text:style-name="Example"><text:span text:style-name="T1">alex</text:span></text:span></text:p>
        </text:list-item>
        <text:list-item>
          <text:p text:style-name="P6">Запустить алгоритм чат-бота: <text:span text:style-name="Example"><text:span text:style-name="T1">python test.py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28:31.578424976</meta:creation-date>
    <dc:date>2018-06-05T10:22:37.542420405</dc:date>
    <meta:editing-duration>PT8M13S</meta:editing-duration>
    <meta:editing-cycles>7</meta:editing-cycles>
    <meta:generator>LibreOffice/6.0.3.2$Linux_X86_64 LibreOffice_project/00m0$Build-2</meta:generator>
    <meta:print-date>2018-06-05T10:22:33.154802734</meta:print-date>
    <meta:document-statistic meta:table-count="3" meta:image-count="0" meta:object-count="0" meta:page-count="1" meta:paragraph-count="26" meta:word-count="89" meta:character-count="1742" meta:non-whitespace-character-count="1680"/>
  </office:meta>
</office:document-meta>
</file>